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図形 - 多角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図形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図形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動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車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昆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その他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メディ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製品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ドミノ - 通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ドミノ - 数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3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4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回路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記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ゲー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人々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オーバーレイ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家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建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風呂・キッチ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キッチ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窓・ド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フローチャート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フローチャート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動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建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植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像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風景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都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花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治療 - 全般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気象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乗り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標識 - 危険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青い人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化学 - アミノ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論理記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論理ゲート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ロゴ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表情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矢印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1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2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3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4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5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6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7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8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9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10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11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12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空気力学 - 部品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全般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ネットワーク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ネットワーク機器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Wi-Fi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数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標識 - 危険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アフリ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アメリ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オーストラリ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アジ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南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ヨーロッパ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ヨーロッパ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フランス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フランス - 地方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記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カナダ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大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中東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中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中世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メキシ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古代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シンボ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歴史 - 1900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世界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農作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割合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音楽 - 楽器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音楽 - 楽譜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絵文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祝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飲食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人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宇宙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旅行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OpenOffice.org ロゴ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宗教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ホームページ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箇条書きシンボル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30">2007/10/30</text:date>, <text:time>00:40:2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06-20T13:52:15</meta:creation-date>
    <dc:date>2007-10-30T00:40:20</dc:date>
    <meta:editing-cycles>6</meta:editing-cycles>
    <meta:editing-duration>PT1H8M14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